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97.512437810947" office:value-type="float"/>
          <table:table-cell table:style-name="acquired_lot_note_fiat" office:value="1577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19.512437810945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98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702.487562189053" office:value-type="float"/>
          <table:table-cell table:style-name="acquired_lot_note_fiat" office:value="1555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49.48756218905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3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3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2484.375" office:value-type="float"/>
          <table:table-cell table:style-name="acquired_lot_note_fiat" office:value="50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79.3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5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7490.625" office:value-type="float"/>
          <table:table-cell table:style-name="acquired_lot_note_fiat" office:value="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0.6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3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6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21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6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6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1500.0" office:value-type="float"/>
          <table:table-cell table:style-name="acquired_lot_note_fiat" office:value="27027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73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9.00000000 of 10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9.00000000 of 1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2484.375" office:value-type="float"/>
          <table:table-cell table:style-name="acquired_lot_note_fiat" office:value="250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40.62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5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5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7490.625" office:value-type="float"/>
          <table:table-cell table:style-name="acquired_lot_note_fiat" office:value="12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4509.37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3: 3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3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00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6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21000.0" office:value-type="float"/>
          <table:table-cell table:style-name="acquired_lot_note_fiat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3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6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6.00000000 of 1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9-03 11:23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1500.0" office:value-type="float"/>
          <table:table-cell table:style-name="acquired_lot_note_fiat" office:value="27027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73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9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1027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7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42900.0" office:value-type="float"/>
          <table:table-cell table:style-name="acquired_lot_note_fiat" office:value="48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3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3.00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500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9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2: 5.0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250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752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2: 5.00000000 of 10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9618.0" office:value-type="float"/>
          <table:table-cell table:style-name="acquired_lot_note_fiat" office:value="33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2.79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79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2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1382.0" office:value-type="float"/>
          <table:table-cell table:style-name="acquired_lot_note_fiat" office:value="287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52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2.21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21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6000.0" office:value-type="float"/>
          <table:table-cell table:style-name="acquired_lot_note_fiat" office:value="3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8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8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11000.0" office:value-type="float"/>
          <table:table-cell table:style-name="acquired_lot_note_fiat" office:value="8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2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49500.0" office:value-type="float"/>
          <table:table-cell table:style-name="acquired_lot_note_fiat" office:value="4504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5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9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6000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8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8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11000.0" office:value-type="float"/>
          <table:table-cell table:style-name="acquired_lot_note_fiat" office:value="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2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1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49500.0" office:value-type="float"/>
          <table:table-cell table:style-name="acquired_lot_note_fiat" office:value="900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491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1: 9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9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36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4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2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4:17.879091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